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1617c" officeooo:paragraph-rsid="0011617c" fo:background-color="#999999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8pt" officeooo:rsid="0011617c" officeooo:paragraph-rsid="0011617c" fo:background-color="transparen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officeooo:paragraph-rsid="00129a7d"/>
    </style:style>
    <style:style style:name="P5" style:family="paragraph" style:parent-style-name="Heading_20_2">
      <style:paragraph-properties fo:text-align="start" style:justify-single-word="false"/>
      <style:text-properties officeooo:paragraph-rsid="0011617c"/>
    </style:style>
    <style:style style:name="P6" style:family="paragraph" style:parent-style-name="Standard">
      <style:paragraph-properties fo:text-align="start" style:justify-single-word="false"/>
      <style:text-properties fo:font-size="16pt" officeooo:rsid="0011617c" officeooo:paragraph-rsid="0011617c" fo:background-color="#999999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1617c" officeooo:paragraph-rsid="0011617c" fo:background-color="#999999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1617c" officeooo:paragraph-rsid="0011617c" fo:background-color="transparent" style:font-size-asian="16pt" style:font-size-complex="16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6pt" fo:letter-spacing="normal" fo:font-style="normal" fo:font-weight="bold" officeooo:rsid="0011617c" officeooo:paragraph-rsid="0011617c" fo:background-color="transparent" style:font-size-asian="16pt" style:font-size-complex="16pt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1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bold" officeooo:rsid="0011617c" style:font-size-asian="16pt" style:font-size-complex="16pt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4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6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8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20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officeooo:rsid="0011617c" style:font-size-asian="16pt" style:font-size-complex="16pt"/>
    </style:style>
    <style:style style:name="P21" style:family="paragraph" style:parent-style-name="Text_20_body">
      <style:paragraph-properties fo:text-align="start" style:justify-single-word="false"/>
      <style:text-properties fo:font-size="14pt" officeooo:rsid="0011617c" officeooo:paragraph-rsid="0011617c" fo:background-color="transparent" style:font-size-asian="14pt" style:font-size-complex="14pt"/>
    </style:style>
    <style:style style:name="P22" style:family="paragraph" style:parent-style-name="Text_20_body" style:list-style-name="L6">
      <style:text-properties fo:font-size="16pt" officeooo:rsid="0011617c" style:font-size-asian="16pt" style:font-size-complex="16pt"/>
    </style:style>
    <style:style style:name="P23" style:family="paragraph" style:parent-style-name="Text_20_body" style:list-style-name="L6">
      <style:text-properties fo:font-size="14pt" officeooo:rsid="0011617c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1617c" officeooo:paragraph-rsid="0011617c" fo:background-color="transparent" style:font-size-asian="14pt" style:font-size-complex="14pt"/>
    </style:style>
    <style:style style:name="P25" style:family="paragraph" style:parent-style-name="Heading_20_3">
      <style:paragraph-properties fo:text-align="start" style:justify-single-word="false"/>
      <style:text-properties fo:font-size="14pt" officeooo:rsid="0011617c" officeooo:paragraph-rsid="0011617c" fo:background-color="transparent" style:font-size-asian="14pt" style:font-size-complex="14pt"/>
    </style:style>
    <style:style style:name="P26" style:family="paragraph" style:parent-style-name="Text_20_body">
      <style:text-properties fo:font-size="14pt" officeooo:rsid="0011617c" style:font-size-asian="14pt" style:font-size-complex="14pt"/>
    </style:style>
    <style:style style:name="P27" style:family="paragraph" style:parent-style-name="Text_20_body" style:list-style-name="L7">
      <style:text-properties fo:font-size="14pt" officeooo:rsid="0011617c" style:font-size-asian="14pt" style:font-size-complex="14pt"/>
    </style:style>
    <style:style style:name="P28" style:family="paragraph" style:parent-style-name="Text_20_body" style:list-style-name="L8">
      <style:text-properties fo:font-size="14pt" officeooo:rsid="0011617c" style:font-size-asian="14pt" style:font-size-complex="14pt"/>
    </style:style>
    <style:style style:name="P29" style:family="paragraph" style:parent-style-name="Heading_20_3">
      <style:paragraph-properties fo:text-align="start" style:justify-single-word="false"/>
      <style:text-properties fo:font-size="12pt" officeooo:rsid="0011617c" officeooo:paragraph-rsid="0011617c" fo:background-color="transparent" style:font-size-asian="12pt" style:font-size-complex="12pt"/>
    </style:style>
    <style:style style:name="P30" style:family="paragraph" style:parent-style-name="Text_20_body" style:list-style-name="L9">
      <style:text-properties fo:font-size="12pt" officeooo:rsid="0011617c" style:font-size-asian="12pt" style:font-size-complex="12pt"/>
    </style:style>
    <style:style style:name="P31" style:family="paragraph" style:parent-style-name="Text_20_body" style:list-style-name="L10">
      <style:text-properties fo:font-size="12pt" officeooo:rsid="0011617c" style:font-size-asian="12pt" style:font-size-complex="12pt"/>
    </style:style>
    <style:style style:name="T1" style:family="text">
      <style:text-properties officeooo:rsid="00129a7d"/>
    </style:style>
    <style:style style:name="T2" style:family="text">
      <style:text-properties fo:font-variant="normal" fo:text-transform="none" fo:color="#080808" loext:opacity="100%" fo:letter-spacing="normal"/>
    </style:style>
    <style:style style:name="T3" style:family="text">
      <style:text-properties fo:font-variant="normal" fo:text-transform="none" fo:color="#080808" loext:opacity="100%" fo:font-family="mayo-sans, sans-serif" fo:font-size="15.75pt" fo:letter-spacing="normal" fo:font-style="normal" fo:font-weight="normal"/>
    </style:style>
    <style:style style:name="T4" style:family="text">
      <style:text-properties fo:font-variant="normal" fo:text-transform="none" fo:color="#985735" loext:opacity="100%" fo:font-family="arial, helvetica, clean, sans-serif" fo:font-size="20pt" fo:letter-spacing="normal" fo:font-style="normal" fo:font-weight="normal" officeooo:rsid="0011617c" fo:background-color="transparent" loext:char-shading-value="0" style:font-size-asian="20pt" style:font-size-complex="20pt"/>
    </style:style>
    <style:style style:name="T5" style:family="text">
      <style:text-properties fo:font-variant="normal" fo:text-transform="none" fo:color="#000000" loext:opacity="100%" style:font-name="Times New Roman" fo:letter-spacing="normal" fo:font-style="normal" fo:font-weight="normal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VF (IN VITRO FERTILIZATION)</text:p>
      <text:p text:style-name="P2"/>
      <text:p text:style-name="P3">This procedure is used to treat infertility, a condition in which you can’t get pregnant after at least a <text:span text:style-name="T1">year of trying for most couple.</text:span></text:p>
      <text:p text:style-name="P4">IVF<text:span text:style-name="T2"> </text:span><text:span text:style-name="T3">also can be used to prevent passing on genetic problems to a child</text:span>.</text:p>
      <text:p text:style-name="P4"><text:span text:style-name="T3">During in vitro fertilization, mature eggs are collected from ovaries and fertilized by sperm in a lab. Then a procedure is done to place one or more of the fertilized eggs, called embryos, in a uterus, which is where babies develop. One full cycle of </text:span>IVF<text:span text:style-name="T2"> </text:span><text:span text:style-name="T3">takes about 2 to 3 weeks. Sometimes these steps are split into different parts and the process can take longer.</text:span> </text:p>
      <text:p text:style-name="P4"/>
      <text:p text:style-name="P4"><text:span text:style-name="T3">In vitro fertilization is the most effective type of fertility treatment that involves the handling of eggs or embryos and sperm. Together, this group of treatments is called assisted reproductive technology.</text:span> </text:p>
      <text:p text:style-name="P4"/>
      <text:h text:style-name="P5" text:outline-level="2"><text:bookmark text:name="_article-64247_s11_"/><text:span text:style-name="T4">Clinical Significance</text:span></text:h>
      <text:p text:style-name="P6"/>
      <text:p text:style-name="P7"><text:span text:style-name="T5">live births rates per intended egg retrieval by age group were as follows</text:span><text:span text:style-name="T6"> </text:span></text:p>
      <text:p text:style-name="P8"/>
      <text:p text:style-name="P9">Women &lt;35 years:</text:p>
      <text:list text:style-name="L1">
        <text:list-item>
          <text:p text:style-name="P10">Live births - 47.6%</text:p>
        </text:list-item>
        <text:list-item>
          <text:p text:style-name="P10">Singleton (%of live births) - 89.4%</text:p>
        </text:list-item>
        <text:list-item>
          <text:p text:style-name="P10">Twins (%of live births) - 10.4%</text:p>
        </text:list-item>
        <text:list-item>
          <text:p text:style-name="P11">Triplets (%of live births) - 0.2% </text:p>
        </text:list-item>
      </text:list>
      <text:p text:style-name="P12">35-37 years:</text:p>
      <text:list text:style-name="L2">
        <text:list-item>
          <text:p text:style-name="P13">Live births - 30.7%</text:p>
        </text:list-item>
        <text:list-item>
          <text:p text:style-name="P13">Singleton (%of live births) - 90.3%</text:p>
        </text:list-item>
        <text:list-item>
          <text:p text:style-name="P13">Twins (%of live births) - 9.5%</text:p>
        </text:list-item>
        <text:list-item>
          <text:p text:style-name="P14">Triplets (%of live births) - 0.2%</text:p>
        </text:list-item>
      </text:list>
      <text:p text:style-name="P12">38-40 years:</text:p>
      <text:list text:style-name="L3">
        <text:list-item>
          <text:p text:style-name="P15">Live births - 21.7%</text:p>
        </text:list-item>
        <text:list-item>
          <text:p text:style-name="P15">Singleton (%of live births) - 90.9%</text:p>
        </text:list-item>
        <text:list-item>
          <text:p text:style-name="P15"><text:soft-page-break/>Twins (%of live births) - 8.9%</text:p>
        </text:list-item>
        <text:list-item>
          <text:p text:style-name="P16">Triplets (%of live births) - 0.1% </text:p>
        </text:list-item>
      </text:list>
      <text:p text:style-name="P12">41-42 years:</text:p>
      <text:list text:style-name="L4">
        <text:list-item>
          <text:p text:style-name="P17">Live births - 10.4%</text:p>
        </text:list-item>
        <text:list-item>
          <text:p text:style-name="P17">Singleton (%of live births) - 93.6%</text:p>
        </text:list-item>
        <text:list-item>
          <text:p text:style-name="P17">Twins (%of live births) - 6.3%</text:p>
        </text:list-item>
        <text:list-item>
          <text:p text:style-name="P18">Triplets (%of live births) - 0.2% </text:p>
        </text:list-item>
      </text:list>
      <text:p text:style-name="P12">&gt;42 years:</text:p>
      <text:list text:style-name="L5">
        <text:list-item>
          <text:p text:style-name="P19">Live births - 3.1%</text:p>
        </text:list-item>
        <text:list-item>
          <text:p text:style-name="P19">Singleton (%of live births) - 94.9%</text:p>
        </text:list-item>
        <text:list-item>
          <text:p text:style-name="P19">Twins (%of live births) - 5.1%</text:p>
        </text:list-item>
        <text:list-item>
          <text:p text:style-name="P20">Triplets (%of live births) - 0%</text:p>
        </text:list-item>
      </text:list>
      <text:p text:style-name="P8"/>
      <text:p text:style-name="P21">Research focuses on:</text:p>
      <text:list text:style-name="L6">
        <text:list-item>
          <text:p text:style-name="P22"><text:span text:style-name="T7">Improving </text:span><text:span text:style-name="Strong_20_Emphasis"><text:span text:style-name="T7">success rate</text:span></text:span></text:p>
        </text:list-item>
        <text:list-item>
          <text:p text:style-name="P22"><text:span text:style-name="T7">Reducing </text:span><text:span text:style-name="Strong_20_Emphasis"><text:span text:style-name="T7">cycle failures</text:span></text:span></text:p>
        </text:list-item>
        <text:list-item>
          <text:p text:style-name="P22"><text:span text:style-name="T7">Predicting </text:span><text:span text:style-name="Strong_20_Emphasis"><text:span text:style-name="T7">embryo viability</text:span></text:span></text:p>
        </text:list-item>
        <text:list-item>
          <text:p text:style-name="P22"><text:span text:style-name="T7">Optimizing </text:span><text:span text:style-name="Strong_20_Emphasis"><text:span text:style-name="T7">hormonal stimulation</text:span></text:span></text:p>
        </text:list-item>
        <text:list-item>
          <text:p text:style-name="P23">Ethical, psychological, and economic aspects</text:p>
        </text:list-item>
      </text:list>
      <text:p text:style-name="P24"/>
      <text:h text:style-name="P25" text:outline-level="3">IVF Success Rate </text:h>
      <text:p text:style-name="P26"><text:span text:style-name="Strong_20_Emphasis">Research focus:</text:span></text:p>
      <text:list text:style-name="L7">
        <text:list-item>
          <text:p text:style-name="P27">Predict probability of live birth or pregnancy</text:p>
        </text:list-item>
      </text:list>
      <text:p text:style-name="P26"><text:span text:style-name="Strong_20_Emphasis">Common features used in papers:</text:span></text:p>
      <text:list text:style-name="L8">
        <text:list-item>
          <text:p text:style-name="P28">Female age (most important factor)</text:p>
        </text:list-item>
        <text:list-item>
          <text:p text:style-name="P28">BMI</text:p>
        </text:list-item>
        <text:list-item>
          <text:p text:style-name="P28">Hormone levels (AMH, FSH, LH, Estradiol)</text:p>
        </text:list-item>
        <text:list-item>
          <text:p text:style-name="P28">Ovarian reserve</text:p>
        </text:list-item>
        <text:list-item>
          <text:p text:style-name="P28">Previous IVF cycles</text:p>
        </text:list-item>
        <text:list-item>
          <text:p text:style-name="P28">Sperm quality</text:p>
        </text:list-item>
      </text:list>
      <text:h text:style-name="P29" text:outline-level="3"><text:soft-page-break/>IVF Failure </text:h>
      <text:p text:style-name="P26"><text:span text:style-name="Strong_20_Emphasis"><text:span text:style-name="T8">Objective:</text:span></text:span></text:p>
      <text:list text:style-name="L9">
        <text:list-item>
          <text:p text:style-name="P30">Identify reasons for repeated IVF failure</text:p>
        </text:list-item>
      </text:list>
      <text:p text:style-name="P26"><text:span text:style-name="Strong_20_Emphasis"><text:span text:style-name="T8">Factors studied:</text:span></text:span></text:p>
      <text:list text:style-name="L10">
        <text:list-item>
          <text:p text:style-name="P31">Endometrial thickness</text:p>
        </text:list-item>
        <text:list-item>
          <text:p text:style-name="P31">Genetic abnormalities</text:p>
        </text:list-item>
        <text:list-item>
          <text:p text:style-name="P31">Lifestyle factors (smoking, stress)</text:p>
        </text:list-item>
        <text:list-item>
          <text:p text:style-name="P31">Male factor infertility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22:37:31.767403300</meta:creation-date>
    <dc:date>2025-12-15T23:25:15.711742300</dc:date>
    <meta:editing-duration>PT11M1S</meta:editing-duration>
    <meta:editing-cycles>1</meta:editing-cycles>
    <meta:document-statistic meta:table-count="0" meta:image-count="0" meta:object-count="0" meta:page-count="3" meta:paragraph-count="56" meta:word-count="391" meta:character-count="2172" meta:non-whitespace-character-count="1866"/>
    <meta:generator>LibreOffice/25.8.3.2$Windows_X86_64 LibreOffice_project/8ca8d55c161d602844f5428fa4b58097424e324e</meta:generator>
  </office:meta>
</office:document-meta>
</file>